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ché en équilibre précaire sur une branche de son arbre, Edward alternait avec assiduité entre plaintes gémissantes et soupirs d'exaspération. Il était allongé, un genou plié et son regard émeraude tourné vers le ciel, les mains croisées derrière la tête. Un petit air ennuyé occupait son visage tandis que le blondin se demandait comment il allait pouvoir se sortir de cette situation. Le soleil commençait gentiment à se coucher à l'horizon et sa lumière orangée perlait au dessus des chapiteaux pour venir baigner son visage de sa chaleur doucereuse. Contrairement à ce que laissaient présager les apparences cependant, le garçon n'était pas en train de profiter d'une petite sieste sous un brin de soleil, comme en témoignaient les grognements provenant d'un peu plus bas. Comment en était-il arrivé là déjà ? Ah, oui...</text:p>
      <text:p text:style-name="Standard"/>
      <text:p text:style-name="Standard">Tout avait commencé un peu plus tôt dans la journée, lorsqu'Edward avait décidé de profiter de la présence en ville du cirque pour s'offrir un petit après-midi de divertissement. Ses parents avaient décliné sa proposition aussi il s'était retrouvé seul une fois encore. Cela ne le dérangeait pas plus que ça, après tout cela lui permettait de s'évader un peu plus -et Dieu seul savait combien il aimait ça. Le garçon s'était donc rendu au chapiteau et avait apprécié le spectacle autant que faire se peut, étant particulièrement friand de ces démonstrations d'agilité et ces acrobaties, et surtout des tours que les magiciens pouvaient être à même de leur offrir, son âme d'enfant aimant à s'imaginer qu'il ne s'agissait pas là de prestidigitation mais bel et bien de véritable magie.</text:p>
      <text:p text:style-name="Standard"/>
      <text:p text:style-name="Standard">A l'issue des quelques heures de représentation auxquelles sa place lui donnait droit, le garçon s'était éloigné du reste des spectateurs à la recherche du petit coin, suite à quoi il avait essayé de retrouver son chemin. Après quelques pérégrinations Edward avait fini par trouver une sortie, mais celle-ci n'était visiblement pas la bonne car au lieu de se retrouver du côté du parking, par là où il était arrivé, le blondin était désormais... Au beau milieu du campement des membres du cirque. Autour de lui se trouvaient roulottes, cages à animaux et diverses tentes et, complètement perdu, il avait commencé à déambuler à la recherche de quelqu'un qui pourrait lui indiquer par où repartir. Après plusieurs minutes de marche, l'adolescent avait fini par effectivement faire une rencontre, mais pas exactement celle qu'il attendait.</text:p>
      <text:p text:style-name="Standard"/>
      <text:p text:style-name="Standard">Il fallut un moment à Edward pour se rendre vraiment compte de la situation. Son regard de jade croisa celui du singe avant que ses paupières ne clignent rapidement plusieurs fois. Ils se regardèrent dans le blanc des yeux pendant quelques secondes puis le primate poussa un grognement et le garçon un hurlement de terreur avant de se retourner et de prendre ses jambes à son cou. Malheureusement pour lui, cette course soudaine excita l'animal qui le prit donc en chasse, et une poursuite mémorable s'engagea alors jusqu'à ce que, à bout de souffle, le blondin trouve refuge dans un arbre. Le singe s'était alors posté à son pied et montait la garde depuis.</text:p>
      <text:p text:style-name="Standard"/>
      <text:p text:style-name="Standard">Edward n'avait aucune idée du temps pendant lequel il était resté ainsi perché. Un nouveau soupir s'échappa de sa bouche alors qu'il entendait un nouveau grognement.</text:p>
      <text:p text:style-name="Standard"/>
      <text:p text:style-name="Standard">-Tout doux, King Kong. Couché !</text:p>
      <text:p text:style-name="P1">Toujours perché sur sa branche, Edward sentait ses paupières commencer à se fermer doucement. Il semblait sur le point de se mettre à somnoler, bercé par les grognements de son geôlier improvisé. Heureusement -ou malheureusement d'ailleurs, le blondin fut tiré de son endormissement par une petite voix aiguë provenant elle aussi du pied de son arbre (où il vivait heureux). Celle-ci le reprit sur le nom de l'animal, qu'il avait uniquement baptisé baptisé ainsi à cause du souvenir d'un vieux dessin animé qu'il aimait particulièrement étant gamin. Edward effectua un quart de roulade pour pouvoir tordre son cou en direction de la personne à l'origine de cette intervention. Ses paupières clignèrent plusieurs fois avant qu'il ne prenne la parole.</text:p>
      <text:p text:style-name="Standard"/>
      <text:p text:style-name="Standard">-Elvis La... Pardon ?</text:p>
      <text:p text:style-name="Standard"/>
      <text:p text:style-name="Standard">La propriétaire de cette voix était une jeune femme à l'air revêche qui le regardait avec des yeux dissimulant difficilement le mépris qu'elle éprouvait face à cette situation. Elle vint s'adosser au tronc en haut duquel le blondin se trouvait puis s'alluma une cigarette dont la fumée s'éleva juste assez pour venir lui irriter les yeux. Il fut obligé d'en fermer un alors que l'autre s'humidifiait dans un mécanisme de défense probablement inutile. La blondinette reprit alors la parole, lui suggérant de... euh... complimenter le lama sur... sur sa coupe de cheveux. Il se passa un moment sans qu'Edward ne réagisse, essayant de comprendre très exactement ce que cette proposition farfelue voulait dire. Puis il posa les yeux sur Kuzco et réalisa qu'il était effectivement coiffé avec beaucoup plus de soin que tous les lamas qu'il avait jamais vus.</text:p>
      <text:p text:style-name="Standard"/>
      <text:p text:style-name="Standard">-Euh... Ouais m'enfin elle est moche sa coiffure.</text:p>
      <text:p text:style-name="Standard"/>
      <text:p text:style-name="Standard">Et franchement, c'était pas faux. Kuzco avait une vieille houppette de travers, et était rasé sur les côtés à la mode hipster, ce qui lui donnait un air encore un peu plus stupide que ce à quoi on aurait pu s'attendre pour un animal déjà pas réputé pour être particulièrement malin. A se demander comme Edward avait pu passer à côté de ce détail. A moins que ce ne soit la raison qui l'avait poussé à prendre ses jambes à son cou de peur. C'était cohérent. Mais cela ne le tirait pas de cette situation précaire, et il allait vraiment devoir trouver un moyen de redescendre sur la terre ferme. Pour cela, le garçon allait probablement devoir demander de l'aide à la demoiselle qui venait de faire son apparition, qui semblait bien connaître Serge.</text:p>
      <text:p text:style-name="Standard"/>
      <text:p text:style-name="Standard">-Vous travaillez ici ? Vous voudriez pas plutôt le ranger dans sa niche, comme ça je pourrai redescendre ?</text:p>
      <text:p text:style-name="P1">La situation déjà peu enviable d'Edward était en train de devenir franchement désagréable. Cette fille ne voulait pas l'aider sous prétexte qu'il avait critiqué -à raison- la coiffure de son abruti de lama. Et elle continuait à lui envoyer sa fumée à la figure, ce qui était pas loin d'être pénible. Le blondin ne put retenir un soupir de lassitude tandis qu'il se faisait sermonner et retourna dans sa position originale sur le dos, de telle sorte qu'il ne pouvait plus la voir. Il ne lui répondit pas, se plongeant à nouveau dans la recherche d'une solution pour se tirer de ce mauvais pas. </text:p>
      <text:p text:style-name="Standard"/>
      <text:p text:style-name="Standard">Malheureusement pour notre garçon, la concentration n'était pas vraiment au rendez-vous. Déjà, il avait faim. Bah ouais, il commençait à se faire tard et il n'avait pas mangé depuis des heures. Alors forcément, ça commençait à lui titiller l'estomac, comme le prouvaient les faibles gargouillements que l'on entendait discrètement. Et surtout, l'autre pimbêche s'était mise à hurler à la mort. En levant la tête, Edward s'aperçut qu'elle était à son tour en train de se faire courser par Kuzco, le lama mégalo. Parfait, voilà qui réglait son problème. Il n'avait maintenant plus qu'à descendre pendant que la bestiole était occupée ailleurs et... Attends. Pourquoi elle revient par ici ? Elle veut quand même pas...</text:p>
      <text:p text:style-name="Standard"/>
      <text:p text:style-name="Standard">-Nononononon !!</text:p>
      <text:p text:style-name="Standard"/>
      <text:p text:style-name="Standard">Trop tard. Ses protestations n'y changèrent rien, il n'avait pas eu le temps de se mettre en mouvement que l'adolescent avait désormais de la compagnie. Retour à la case départ. Kuzco s'était lui aussi remis en position, veillant au grain à ce que personne ne descende de cet arbre. Pour changer, Edward cligna plein de fois des yeux en regardant Hailey balancer sa cigarette au sol, un sourire jusqu'aux oreilles. Il s'était redressé sur sa branche et avait retrouvé son air d'ahuri qui lui sied si bien. Il lui fallut plusieurs secondes pour se ressaisir, à mi-chemin entre la colère et l'effarement.</text:p>
      <text:p text:style-name="Standard"/>
      <text:p text:style-name="Standard">-Vous êtes sérieuse ? On fait comment maintenant ? En plus j'ai faim.</text:p>
      <text:p text:style-name="Standard"/>
      <text:p text:style-name="Standard">Il lâcha un nouveau soupir avant de se rejeter en arrière. Ce calvaire n'en finirait donc jamais ? Ce n'était pas son genre de s'énerver pour ce genre de choses. Peut-être que l'appétit lui jouait des tours... Le garçon ferma les yeux un moment puis inspira profondément. Les deux blonds étaient coincés ici pour un moment a priori, alors autant rendre les choses le moins désagréables possible.</text:p>
      <text:p text:style-name="Standard"/>
      <text:p text:style-name="Standard">-Ouais on est pas si mal en vrai. Vous travaillez vraiment au cirque ? Et vous avez peur de Kuzko ?</text:p>
      <text:p text:style-name="Standard"/>
      <text:p text:style-name="Standard">Ouais alors par contre, on a pas vraiment tous forcément la même définition d'« agréable »...</text:p>
      <text:p text:style-name="P1">Il était difficile de déterminer si c'était à cause d'un manque de bonne volonté de part et d'autre ou si c'était le simple fruit du hasard, mais les deux jeunes gens à la chevelure dorée ne semblaient pas fait pour s'entendre. Hailey s'échinait à lui expliquer que le prénom de son animal était « Elvis », alors que bon, on s'en foutait un peu. Après tout, ce n'était qu'un stupide lama. Un LAMA. Alors il pouvait s'appeler Bernard ou Serge, la bête ne ferait même pas la différence. Mais, toujours dans l'optique de sympathiser, Edward décida de ne pas insister et abdiqua finalement avec un air résigné.</text:p>
      <text:p text:style-name="Standard"/>
      <text:p text:style-name="Standard">-Ok ok, va pour Elvis Kuzko. Et vous, vous avez un prénom ?</text:p>
      <text:p text:style-name="Standard"/>
      <text:p text:style-name="Standard">La question était smooth. Un peu plus que ce dont le blondin était capable habituellement. Mais il avait tendance à oublier de demander leur nom aux gens et ce parfois jusqu'à la fin de leur conversation, ce qui était toujours gênant lorsque, plus tard, il les recroisait sans même savoir comment ils s'appelaient. Ceci bien sûr sans compter les fois où le garçon oubliait purement et simplement cette information, ce qui s'avérait autant embarrassant -si ce n'était même plus.</text:p>
      <text:p text:style-name="Standard"/>
      <text:p text:style-name="Standard">Edward fut cependant pris d'un regain d'intérêt soudain lorsque Hailey lui expliqua quelle était sa fonction au cirque. Magicienne ? Des petites étoiles se mirent à scintiller au fond de ses pupilles émeraudes alors que l'adolescent se remémorait le spectacle auquel il avait assisté l'après-midi et qui l'avait émerveillé. Ses pensées furent tellement accaparées par ce souvenir inoubliable qu'Edward passa complètement outre la proposition éhontée de la demoiselle qu'il serve d'appât. Il l'ignora pratiquement totalement, ses iris verts rivés dans le regard de cette dernière, sensiblement teinté de la même manière -de manière artificielle cependant.</text:p>
      <text:p text:style-name="Standard"/>
      <text:p text:style-name="Standard">-Nope. Vous faites de la magie ?! Vous me montrez un to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1T21:52:21.45</meta:creation-date>
    <dc:date>2017-06-07T13:08:18.71</dc:date>
    <meta:editing-duration>PT5H8M</meta:editing-duration>
    <meta:editing-cycles>389</meta:editing-cycles>
    <meta:generator>OpenOffice/4.1.3$Win32 OpenOffice.org_project/413m1$Build-9783</meta:generator>
    <meta:document-statistic meta:table-count="0" meta:image-count="0" meta:object-count="0" meta:page-count="4" meta:paragraph-count="25" meta:word-count="1712" meta:character-count="10260"/>
  </office:meta>
</office:document-meta>
</file>